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ejaVu Serif Condensed" fo:language="en" fo:country="US"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DejaVu Serif Condensed" fo:language="en" fo:country="US" fo:font-weight="bold" officeooo:rsid="0039716c" officeooo:paragraph-rsid="0023cc1f" style:font-weight-asian="bold" style:font-weight-complex="bold"/>
    </style:style>
    <style:style style:name="P3" style:family="paragraph" style:parent-style-name="Standard">
      <style:text-properties style:font-name="DejaVu Serif Condensed" fo:language="en" fo:country="US" officeooo:rsid="002cd9a5" officeooo:paragraph-rsid="002cd9a5"/>
    </style:style>
    <style:style style:name="P4" style:family="paragraph" style:parent-style-name="Standard">
      <style:paragraph-properties fo:margin-top="0cm" fo:margin-bottom="0.199cm" loext:contextual-spacing="false" style:shadow="none" style:writing-mode="lr-tb">
        <style:tab-stops>
          <style:tab-stop style:position="16.21cm" style:type="right"/>
        </style:tab-stops>
      </style:paragraph-properties>
      <style:text-properties style:font-name="DejaVu Serif Condensed" fo:language="en" fo:country="US" officeooo:rsid="001aa1a1" officeooo:paragraph-rsid="001aa1a1"/>
    </style:style>
    <style:style style:name="P5" style:family="paragraph" style:parent-style-name="Standard">
      <style:paragraph-properties fo:margin-top="0cm" fo:margin-bottom="0.3cm" loext:contextual-spacing="false" fo:padding="0.049cm" fo:border-left="none" fo:border-right="none" fo:border-top="none" fo:border-bottom="0.06pt solid #000000" style:shadow="none" style:writing-mode="lr-tb">
        <style:tab-stops>
          <style:tab-stop style:position="16.21cm" style:type="right"/>
        </style:tab-stops>
      </style:paragraph-properties>
      <style:text-properties style:font-name="DejaVu Serif Condensed" fo:language="en" fo:country="US" fo:font-style="italic" officeooo:rsid="001aa1a1" officeooo:paragraph-rsid="001aa1a1" style:font-style-asian="italic" style:font-style-complex="italic"/>
    </style:style>
    <style:style style:name="P6" style:family="paragraph" style:parent-style-name="Standard">
      <style:paragraph-properties fo:margin-top="0cm" fo:margin-bottom="0.3cm" loext:contextual-spacing="false" fo:padding="0.049cm" fo:border-left="none" fo:border-right="none" fo:border-top="none" fo:border-bottom="0.06pt solid #000000" style:shadow="none" style:writing-mode="lr-tb">
        <style:tab-stops>
          <style:tab-stop style:position="16.21cm" style:type="right"/>
        </style:tab-stops>
      </style:paragraph-properties>
      <style:text-properties style:font-name="DejaVu Serif Condensed" fo:language="en" fo:country="US" fo:font-style="italic" officeooo:rsid="00640b20" officeooo:paragraph-rsid="00640b20" style:font-style-asian="italic" style:font-style-complex="italic"/>
    </style:style>
    <style:style style:name="P7" style:family="paragraph" style:parent-style-name="Standard" style:master-page-name="">
      <style:paragraph-properties style:page-number="auto" fo:padding="0.049cm" fo:border-left="none" fo:border-right="none" fo:border-top="none" fo:border-bottom="0.99pt solid #000000" style:shadow="none" style:writing-mode="lr-tb">
        <style:tab-stops/>
      </style:paragraph-properties>
      <style:text-properties style:font-name="DejaVu Serif Condensed" fo:language="en" fo:country="US" fo:font-weight="bold" officeooo:rsid="00640b20" officeooo:paragraph-rsid="00640b20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4.309cm" style:type="center"/>
          <style:tab-stop style:position="12.312cm" style:type="center"/>
          <style:tab-stop style:position="17.009cm" style:type="right"/>
        </style:tab-stops>
      </style:paragraph-properties>
      <style:text-properties style:font-name="DejaVu Serif Condensed" fo:language="en" fo:country="US" officeooo:rsid="003b844b" officeooo:paragraph-rsid="003b844b"/>
    </style:style>
    <style:style style:name="P9" style:family="paragraph" style:parent-style-name="Standard" style:list-style-name="L1">
      <style:paragraph-properties fo:margin-top="0cm" fo:margin-bottom="0.199cm" loext:contextual-spacing="false" style:shadow="none" style:writing-mode="lr-tb">
        <style:tab-stops>
          <style:tab-stop style:position="16.21cm" style:type="right"/>
        </style:tab-stops>
      </style:paragraph-properties>
      <style:text-properties style:font-name="DejaVu Serif Condensed" fo:font-size="10pt" fo:language="en" fo:country="US" officeooo:rsid="00640b20" officeooo:paragraph-rsid="00640b20" style:font-size-asian="10pt" style:font-size-complex="10pt"/>
    </style:style>
    <style:style style:name="P10" style:family="paragraph" style:parent-style-name="Standard" style:list-style-name="L2">
      <style:paragraph-properties fo:margin-top="0cm" fo:margin-bottom="0.199cm" loext:contextual-spacing="false" style:writing-mode="lr-tb">
        <style:tab-stops>
          <style:tab-stop style:position="16.21cm" style:type="right"/>
        </style:tab-stops>
      </style:paragraph-properties>
      <style:text-properties style:font-name="DejaVu Serif Condensed" fo:language="en" fo:country="US" officeooo:rsid="00640b20" officeooo:paragraph-rsid="00640b2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b0f8c" style:font-size-asian="10pt" style:font-size-complex="10pt"/>
    </style:style>
    <style:style style:name="T3" style:family="text">
      <style:text-properties officeooo:rsid="00640b20"/>
    </style:style>
    <style:style style:name="T4" style:family="text">
      <style:text-properties officeooo:rsid="0064b6e8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dditional Matters</text:p>
      <text:p text:style-name="P2"><text:tab/><text:span text:style-name="T4">Firstname</text:span> <text:span text:style-name="T4">LASTNAME</text:span> (s<text:span text:style-name="T4">XX</text:span> <text:span text:style-name="T4">XXXXXX</text:span>)</text:p>
      <text:p text:style-name="P1"/>
      <text:p text:style-name="P6"/>
      <text:p text:style-name="P6"/>
      <text:p text:style-name="P6"/>
      <text:p text:style-name="P6"/>
      <text:p text:style-name="P6">Planned Date of Exam</text:p>
      <text:list xml:id="list2298921625" text:style-name="L1">
        <text:list-item>
          <text:p text:style-name="P9">201<text:span text:style-name="T4">X-XX-XX</text:span> <text:s/>16:00 <text:s/>Room 36K08</text:p>
        </text:list-item>
      </text:list>
      <text:p text:style-name="P4"/>
      <text:p text:style-name="P4"/>
      <text:p text:style-name="P4"/>
      <text:p text:style-name="P5"><text:span text:style-name="T3">Conditions and Additional Requirements</text:span>:</text:p>
      <text:list xml:id="list2638050302" text:style-name="L2">
        <text:list-item>
          <text:p text:style-name="P10"><text:span text:style-name="T2">n</text:span><text:span text:style-name="T1">o conditions or additional requirements to be fulfilled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Zürich, <text:date style:data-style-name="N37" text:date-value="2017-08-17T15:31:15.213866913" text:fixed="true">17.08.17</text:date></text:p>
      <text:p text:style-name="P3"/>
      <text:p text:style-name="P3"/>
      <text:p text:style-name="P3"/>
      <text:p text:style-name="P3"/>
      <text:p text:style-name="P3"/>
      <text:p text:style-name="P8"><text:tab/>Prof. Dr. <text:span text:style-name="T4">[supervisor]</text:span><text:tab/>Prof. Dr. <text:span text:style-name="T4">[chair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0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0:49:19.794787000</meta:creation-date>
    <dc:date>2017-08-17T15:31:22.652177548</dc:date>
    <meta:editing-duration>PT2H11M2S</meta:editing-duration>
    <meta:editing-cycles>55</meta:editing-cycles>
    <meta:generator>LibreOffice/5.3.3.2$Linux_X86_64 LibreOffice_project/30m0$Build-2</meta:generator>
    <meta:document-statistic meta:table-count="0" meta:image-count="0" meta:object-count="0" meta:page-count="1" meta:paragraph-count="8" meta:word-count="36" meta:character-count="253" meta:non-whitespace-character-count="223"/>
  </office:meta>
</office:document-meta>
</file>